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맑은 고딕" svg:font-family="&quot;맑은 고딕&quot;"/>
    <style:font-face style:name="맑은 고딕1" svg:font-family="&quot;맑은 고딕1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맑은 고딕1" style:font-name-asian="맑은 고딕1" style:font-name-complex="맑은 고딕1" fo:font-size="10pt" style:font-size-asian="10pt" style:font-size-complex="10pt" style:font-family-generic="modern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맑은 고딕1" style:font-name-asian="맑은 고딕1" style:font-name-complex="맑은 고딕1" fo:font-size="10pt" style:font-size-asian="10pt" style:font-size-complex="10pt" style:font-family-generic="modern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맑은 고딕1" style:font-name-asian="맑은 고딕1" style:font-name-complex="맑은 고딕1" fo:font-size="10pt" style:font-size-asian="10pt" style:font-size-complex="10pt" style:font-family-generic="modern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맑은 고딕" style:font-name-asian="맑은 고딕" style:font-name-complex="맑은 고딕" style:font-family-generic="modern"/>
    </style:style>
    <style:style style:name="ce9" style:family="table-cell" style:parent-style-name="Default" style:data-style-name="N15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DEADA" style:repeat-content="false"/>
      <style:paragraph-properties fo:text-align="center"/>
      <style:text-properties style:font-name="맑은 고딕" style:font-name-asian="맑은 고딕" style:font-name-complex="맑은 고딕" style:font-family-generic="modern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BEEF4" style:repeat-content="false"/>
      <style:paragraph-properties fo:text-align="center"/>
      <style:text-properties style:font-name="맑은 고딕" style:font-name-asian="맑은 고딕" style:font-name-complex="맑은 고딕" style:font-family-generic="modern"/>
    </style:style>
    <style:style style:name="ce12" style:family="table-cell" style:parent-style-name="Default" style:data-style-name="N0">
      <style:table-cell-properties fo:border="thin solid #000000" style:vertical-align="middle" fo:background-color="#E6E0EC" style:repeat-content="false"/>
      <style:paragraph-properties fo:text-align="center"/>
      <style:text-properties style:font-name="맑은 고딕" style:font-name-asian="맑은 고딕" style:font-name-complex="맑은 고딕" style:font-family-generic="modern"/>
    </style:style>
    <style:style style:name="ce13" style:family="table-cell" style:parent-style-name="Default" style:data-style-name="N0">
      <style:table-cell-properties fo:border="thin solid #000000" style:vertical-align="middle" fo:background-color="#EBF1DE" style:repeat-content="false"/>
      <style:paragraph-properties fo:text-align="center"/>
      <style:text-properties style:font-name="맑은 고딕" style:font-name-asian="맑은 고딕" style:font-name-complex="맑은 고딕" style:font-family-generic="modern"/>
    </style:style>
    <style:style style:name="ce14" style:family="table-cell" style:parent-style-name="Default" style:data-style-name="N0">
      <style:table-cell-properties fo:border="thin solid #000000" style:vertical-align="middle" fo:background-color="#F2DCDB" style:repeat-content="false"/>
      <style:paragraph-properties fo:text-align="center"/>
      <style:text-properties style:font-name="맑은 고딕" style:font-name-asian="맑은 고딕" style:font-name-complex="맑은 고딕" style:font-family-generic="modern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DEADA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BEEF4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#E6E0EC" style:repeat-content="false"/>
      <style:paragraph-properties fo:text-align="center"/>
      <style:text-properties style:font-name="맑은 고딕" style:font-name-asian="맑은 고딕" style:font-name-complex="맑은 고딕" style:font-family-generic="modern"/>
    </style:style>
    <style:style style:name="ce18" style:family="table-cell" style:parent-style-name="Default" style:data-style-name="N0">
      <style:table-cell-properties fo:border="thin solid #000000" style:vertical-align="middle" fo:background-color="#EBF1DE" style:repeat-content="false"/>
      <style:paragraph-properties fo:text-align="center"/>
      <style:text-properties style:font-name="맑은 고딕" style:font-name-asian="맑은 고딕" style:font-name-complex="맑은 고딕" style:font-family-generic="modern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center"/>
      <style:text-properties style:font-name="맑은 고딕" style:font-name-asian="맑은 고딕" style:font-name-complex="맑은 고딕" style:font-family-generic="modern"/>
    </style:style>
    <style:style style:name="ce20" style:family="table-cell" style:parent-style-name="Default" style:data-style-name="N0">
      <style:table-cell-properties fo:border="thin solid #000000" style:vertical-align="middle" fo:background-color="#F2DCDB" style:repeat-content="false"/>
      <style:paragraph-properties fo:text-align="center"/>
      <style:text-properties style:font-name="맑은 고딕" style:font-name-asian="맑은 고딕" style:font-name-complex="맑은 고딕" style:font-family-generic="modern"/>
    </style:style>
    <style:style style:name="ce21" style:family="table-cell" style:parent-style-name="Default" style:data-style-name="N0">
      <style:table-cell-properties fo:border="thin solid #000000" style:vertical-align="middle" fo:background-color="#FDEADA" style:repeat-content="false"/>
      <style:paragraph-properties fo:text-align="center"/>
    </style:style>
    <style:style style:name="ce22" style:family="table-cell" style:parent-style-name="Default" style:data-style-name="N48">
      <style:table-cell-properties fo:border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48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4" style:family="table-cell" style:parent-style-name="Default" style:data-style-name="N48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25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6" style:family="table-cell" style:parent-style-name="Default" style:data-style-name="N49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7" style:family="table-cell" style:parent-style-name="Default" style:data-style-name="N49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49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29" style:family="table-cell" style:parent-style-name="Default" style:data-style-name="N50">
      <style:table-cell-properties fo:border-top="thin solid #000000" fo:border-bottom="none" fo:border-left="thin solid #000000" fo:border-right="none" style:vertical-align="middle" fo:background-color="#F2DCDB" style:repeat-content="false"/>
      <style:paragraph-properties fo:text-align="center"/>
    </style:style>
    <style:style style:name="ce30" style:family="table-cell" style:parent-style-name="Default" style:data-style-name="N50">
      <style:table-cell-properties fo:border-top="thin solid #000000" fo:border-bottom="none" fo:border-left="none" fo:border-right="none" style:vertical-align="middle" fo:background-color="#F2DCDB" style:repeat-content="false"/>
      <style:paragraph-properties fo:text-align="center"/>
    </style:style>
    <style:style style:name="ce31" style:family="table-cell" style:parent-style-name="Default" style:data-style-name="N50">
      <style:table-cell-properties fo:border-top="thin solid #000000" fo:border-bottom="none" fo:border-left="none" fo:border-right="thin solid #000000" style:vertical-align="middle" fo:background-color="#F2DCDB" style:repeat-content="false"/>
      <style:paragraph-properties fo:text-align="center"/>
    </style:style>
    <style:style style:name="ce3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33" style:family="table-cell" style:parent-style-name="Default" style:data-style-name="N48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36" style:family="table-cell" style:parent-style-name="Default" style:data-style-name="N49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49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38" style:family="table-cell" style:parent-style-name="Default" style:data-style-name="N49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39" style:family="table-cell" style:parent-style-name="Default" style:data-style-name="N50">
      <style:table-cell-properties fo:border-top="none" fo:border-bottom="none" fo:border-left="thin solid #000000" fo:border-right="none" style:vertical-align="middle" fo:background-color="#F2DCDB" style:repeat-content="false"/>
      <style:paragraph-properties fo:text-align="center"/>
    </style:style>
    <style:style style:name="ce40" style:family="table-cell" style:parent-style-name="Default" style:data-style-name="N50">
      <style:table-cell-properties style:vertical-align="middle" fo:background-color="#F2DCDB" style:repeat-content="false"/>
      <style:paragraph-properties fo:text-align="center"/>
    </style:style>
    <style:style style:name="ce41" style:family="table-cell" style:parent-style-name="Default" style:data-style-name="N50">
      <style:table-cell-properties fo:border-top="none" fo:border-bottom="none" fo:border-left="none" fo:border-right="thin solid #000000" style:vertical-align="middle" fo:background-color="#F2DCDB" style:repeat-content="false"/>
      <style:paragraph-properties fo:text-align="center"/>
    </style:style>
    <style:style style:name="ce42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3" style:family="table-cell" style:parent-style-name="Default" style:data-style-name="N48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44" style:family="table-cell" style:parent-style-name="Default" style:data-style-name="N48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45" style:family="table-cell" style:parent-style-name="Default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46" style:family="table-cell" style:parent-style-name="Default" style:data-style-name="N49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49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48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50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51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52" style:family="table-cell" style:parent-style-name="Default" style:data-style-name="N49">
      <style:table-cell-properties style:vertical-align="middle" style:repeat-content="false"/>
      <style:paragraph-properties fo:text-align="center"/>
    </style:style>
    <style:style style:name="ce53" style:family="table-cell" style:parent-style-name="Default" style:data-style-name="N49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54" style:family="table-cell" style:parent-style-name="Default" style:data-style-name="N50">
      <style:table-cell-properties fo:border-top="none" fo:border-bottom="thin solid #000000" fo:border-left="thin solid #000000" fo:border-right="none" style:vertical-align="middle" fo:background-color="#F2DCDB" style:repeat-content="false"/>
      <style:paragraph-properties fo:text-align="center"/>
    </style:style>
    <style:style style:name="ce55" style:family="table-cell" style:parent-style-name="Default" style:data-style-name="N50">
      <style:table-cell-properties fo:border-top="none" fo:border-bottom="thin solid #000000" fo:border-left="none" fo:border-right="none" style:vertical-align="middle" fo:background-color="#F2DCDB" style:repeat-content="false"/>
      <style:paragraph-properties fo:text-align="center"/>
    </style:style>
    <style:style style:name="ce56" style:family="table-cell" style:parent-style-name="Default" style:data-style-name="N50">
      <style:table-cell-properties fo:border-top="none" fo:border-bottom="thin solid #000000" fo:border-left="none" fo:border-right="thin solid #000000" style:vertical-align="middle" fo:background-color="#F2DCDB" style:repeat-content="false"/>
      <style:paragraph-properties fo:text-align="center"/>
    </style:style>
    <style:style style:name="ce57" style:family="table-cell" style:parent-style-name="Default" style:data-style-name="N50">
      <style:table-cell-properties style:vertical-align="middle" style:repeat-content="false"/>
      <style:paragraph-properties fo:text-align="center"/>
    </style:style>
    <style:style style:name="ce5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 style:font-family-generic="modern"/>
    </style:style>
    <style:style style:name="ce59" style:family="table-cell" style:parent-style-name="Default" style:data-style-name="N50">
      <style:table-cell-properties style:vertical-align="middle" fo:background-color="transparent" style:repeat-content="false"/>
      <style:paragraph-properties fo:text-align="center"/>
    </style:style>
    <style:style style:name="ce60" style:family="table-cell" style:parent-style-name="Default" style:data-style-name="N51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3.22791666666667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false" fo:break-before="auto"/>
    </style:style>
    <style:style style:name="ro2" style:family="table-row">
      <style:table-row-properties style:row-height="19.3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4" table:default-cell-style-name="ce2"/>
        <table:table-column table:style-name="co5" table:number-columns-repeated="3" table:default-cell-style-name="ce2"/>
        <table:table-column table:style-name="co1" table:number-columns-repeated="1009" table:default-cell-style-name="ce2"/>
        <table:table-column table:style-name="co6" table:number-columns-repeated="15360" table:default-cell-style-name="ce1"/>
        <table:table-row table:style-name="ro1">
          <table:table-cell office:value-type="string" table:style-name="ce8">
            <text:p>ROS</text:p>
          </table:table-cell>
          <table:table-cell table:number-columns-repeated="2" table:style-name="ce8"/>
          <table:table-cell table:style-name="ce9"/>
          <table:table-cell table:number-columns-repeated="11" table:style-name="ce8"/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8"/>
          <table:table-cell office:value-type="string" table:style-name="ce10">
            <text:p>Link</text:p>
          </table:table-cell>
          <table:table-cell office:value-type="string" table:style-name="ce11">
            <text:p>Mass [kg]</text:p>
          </table:table-cell>
          <table:table-cell office:value-type="string" table:number-columns-spanned="3" table:number-rows-spanned="1" table:style-name="ce12">
            <text:p>Centor of Mass [m]</text:p>
          </table:table-cell>
          <table:covered-table-cell table:number-columns-repeated="2"/>
          <table:table-cell office:value-type="string" table:number-columns-spanned="6" table:number-rows-spanned="1" table:style-name="ce13">
            <text:p>Inertia [kg*m^2]</text:p>
          </table:table-cell>
          <table:covered-table-cell table:number-columns-repeated="5"/>
          <table:table-cell office:value-type="string" table:number-columns-spanned="3" table:number-rows-spanned="1" table:style-name="ce14">
            <text:p>Transition [m]</text:p>
          </table:table-cell>
          <table:covered-table-cell table:number-columns-repeated="2"/>
          <table:table-cell table:style-name="ce2"/>
          <table:table-cell office:value-type="float" office:value="1E-3" table:style-name="ce9">
            <text:p>1.00E-03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15"/>
          <table:table-cell table:style-name="ce16"/>
          <table:table-cell office:value-type="string" table:style-name="ce17">
            <text:p>x</text:p>
          </table:table-cell>
          <table:table-cell office:value-type="string" table:style-name="ce17">
            <text:p>y</text:p>
          </table:table-cell>
          <table:table-cell office:value-type="string" table:style-name="ce17">
            <text:p>z</text:p>
          </table:table-cell>
          <table:table-cell office:value-type="string" table:style-name="ce18">
            <text:p>xx</text:p>
          </table:table-cell>
          <table:table-cell office:value-type="string" table:style-name="ce18">
            <text:p>xy</text:p>
          </table:table-cell>
          <table:table-cell office:value-type="string" table:style-name="ce18">
            <text:p>xz</text:p>
          </table:table-cell>
          <table:table-cell office:value-type="string" table:style-name="ce18">
            <text:p>yy</text:p>
          </table:table-cell>
          <table:table-cell office:value-type="string" table:style-name="ce18">
            <text:p>yz</text:p>
          </table:table-cell>
          <table:table-cell office:value-type="string" table:style-name="ce19">
            <text:p>zz</text:p>
          </table:table-cell>
          <table:table-cell office:value-type="string" table:style-name="ce20">
            <text:p>x</text:p>
          </table:table-cell>
          <table:table-cell office:value-type="string" table:style-name="ce20">
            <text:p>y</text:p>
          </table:table-cell>
          <table:table-cell office:value-type="string" table:style-name="ce20">
            <text:p>z</text:p>
          </table:table-cell>
          <table:table-cell table:style-name="ce2"/>
          <table:table-cell office:value-type="float" office:value="1.0000000000000001E-9" table:style-name="ce9">
            <text:p>1.00E-09</text:p>
          </table:table-cell>
          <table:table-cell table:number-columns-repeated="16367"/>
        </table:table-row>
        <table:table-row table:style-name="ro1">
          <table:table-cell table:style-name="ce8"/>
          <table:table-cell office:value-type="string" table:style-name="ce21">
            <text:p>BODY</text:p>
          </table:table-cell>
          <table:table-cell office:value-type="float" office:value="0.82832099999999997" table:style-name="ce22">
            <text:p>0.82832</text:p>
          </table:table-cell>
          <table:table-cell office:value-type="float" office:value="5.4134999999999999E-3" table:style-name="ce23">
            <text:p>0.00541</text:p>
          </table:table-cell>
          <table:table-cell office:value-type="float" office:value="-7.6840000000000003E-5" table:style-name="ce24">
            <text:p>-0.00008</text:p>
          </table:table-cell>
          <table:table-cell office:value-type="float" office:value="4.6337290000000003E-2" table:style-name="ce25">
            <text:p>0.04634</text:p>
          </table:table-cell>
          <table:table-cell office:value-type="float" office:value="2.4787199999999998E-3" table:style-name="ce26">
            <text:p>0.00247872</text:p>
          </table:table-cell>
          <table:table-cell office:value-type="float" office:value="-7.5000000000000002E-7" table:style-name="ce27">
            <text:p>-0.00000075</text:p>
          </table:table-cell>
          <table:table-cell office:value-type="float" office:value="-3.7119999999999997E-5" table:style-name="ce27">
            <text:p>-0.00003712</text:p>
          </table:table-cell>
          <table:table-cell office:value-type="float" office:value="1.89302E-3" table:style-name="ce27">
            <text:p>0.00189302</text:p>
          </table:table-cell>
          <table:table-cell office:value-type="float" office:value="-1.44E-6" table:style-name="ce27">
            <text:p>-0.00000144</text:p>
          </table:table-cell>
          <table:table-cell office:value-type="float" office:value="1.75154E-3" table:style-name="ce28">
            <text:p>0.00175154</text:p>
          </table:table-cell>
          <table:table-cell table:style-name="ce29"/>
          <table:table-cell table:style-name="ce30"/>
          <table:table-cell table:style-name="ce31"/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8"/>
          <table:table-cell table:style-name="ce3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number-columns-repeated="4" table:style-name="ce37"/>
          <table:table-cell table:style-name="ce38"/>
          <table:table-cell table:style-name="ce39"/>
          <table:table-cell table:style-name="ce40"/>
          <table:table-cell table:style-name="ce41"/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8"/>
          <table:table-cell office:value-type="string" table:style-name="ce4">
            <text:p>RL1</text:p>
          </table:table-cell>
          <table:table-cell office:value-type="float" office:value="2.8814949999999999E-2" table:style-name="ce42">
            <text:p>0.02881</text:p>
          </table:table-cell>
          <table:table-cell office:value-type="float" office:value="5.2183000000000004E-4" table:style-name="ce43">
            <text:p>0.00052</text:p>
          </table:table-cell>
          <table:table-cell office:value-type="float" office:value="0" table:style-name="ce44">
            <text:p>0.00000</text:p>
          </table:table-cell>
          <table:table-cell office:value-type="float" office:value="-1.6028569999999999E-2" table:style-name="ce45">
            <text:p>-0.01603</text:p>
          </table:table-cell>
          <table:table-cell office:value-type="float" office:value="7.2699999999999999E-6" table:style-name="ce46">
            <text:p>0.00000727</text:p>
          </table:table-cell>
          <table:table-cell office:value-type="float" office:value="0" table:style-name="ce46">
            <text:p>0.00000000</text:p>
          </table:table-cell>
          <table:table-cell office:value-type="float" office:value="-6.6000000000000003E-7" table:style-name="ce46">
            <text:p>-0.00000066</text:p>
          </table:table-cell>
          <table:table-cell office:value-type="float" office:value="1.0910000000000001E-5" table:style-name="ce46">
            <text:p>0.00001091</text:p>
          </table:table-cell>
          <table:table-cell office:value-type="float" office:value="0" table:style-name="ce46">
            <text:p>0.00000000</text:p>
          </table:table-cell>
          <table:table-cell office:value-type="float" office:value="7.25E-6" table:style-name="ce47">
            <text:p>0.00000725</text:p>
          </table:table-cell>
          <table:table-cell table:style-name="ce39"/>
          <table:table-cell table:style-name="ce40"/>
          <table:table-cell table:style-name="ce41"/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8"/>
          <table:table-cell office:value-type="string" table:style-name="ce5">
            <text:p>RL2</text:p>
          </table:table-cell>
          <table:table-cell office:value-type="float" office:value="0.14242526999999999" table:style-name="ce48">
            <text:p>0.14243</text:p>
          </table:table-cell>
          <table:table-cell office:value-type="float" office:value="-2.0259599999999998E-3" table:style-name="ce49">
            <text:p>-0.00203</text:p>
          </table:table-cell>
          <table:table-cell office:value-type="float" office:value="-1.1814E-4" table:style-name="ce50">
            <text:p>-0.00012</text:p>
          </table:table-cell>
          <table:table-cell office:value-type="float" office:value="-1.157439E-2" table:style-name="ce51">
            <text:p>-0.01157</text:p>
          </table:table-cell>
          <table:table-cell office:value-type="float" office:value="3.5509999999999997E-5" table:style-name="ce52">
            <text:p>0.00003551</text:p>
          </table:table-cell>
          <table:table-cell office:value-type="float" office:value="3.1E-7" table:style-name="ce52">
            <text:p>0.00000031</text:p>
          </table:table-cell>
          <table:table-cell office:value-type="float" office:value="3.3400000000000002E-6" table:style-name="ce52">
            <text:p>0.00000334</text:p>
          </table:table-cell>
          <table:table-cell office:value-type="float" office:value="9.5719999999999998E-5" table:style-name="ce52">
            <text:p>0.00009572</text:p>
          </table:table-cell>
          <table:table-cell office:value-type="float" office:value="1.6E-7" table:style-name="ce52">
            <text:p>0.00000016</text:p>
          </table:table-cell>
          <table:table-cell office:value-type="float" office:value="8.7479999999999996E-5" table:style-name="ce53">
            <text:p>0.00008748</text:p>
          </table:table-cell>
          <table:table-cell table:style-name="ce39"/>
          <table:table-cell table:style-name="ce40"/>
          <table:table-cell table:style-name="ce41"/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8"/>
          <table:table-cell office:value-type="string" table:style-name="ce5">
            <text:p>RL3</text:p>
          </table:table-cell>
          <table:table-cell office:value-type="float" office:value="8.0813430000000006E-2" table:style-name="ce48">
            <text:p>0.08081</text:p>
          </table:table-cell>
          <table:table-cell office:value-type="float" office:value="8.8360000000000001E-5" table:style-name="ce49">
            <text:p>0.00009</text:p>
          </table:table-cell>
          <table:table-cell office:value-type="float" office:value="2.4806000000000002E-2" table:style-name="ce50">
            <text:p>0.02481</text:p>
          </table:table-cell>
          <table:table-cell office:value-type="float" office:value="-5.4001489999999999E-2" table:style-name="ce51">
            <text:p>-0.05400</text:p>
          </table:table-cell>
          <table:table-cell office:value-type="float" office:value="5.5859999999999997E-5" table:style-name="ce52">
            <text:p>0.00005586</text:p>
          </table:table-cell>
          <table:table-cell office:value-type="float" office:value="2E-8" table:style-name="ce52">
            <text:p>0.00000002</text:p>
          </table:table-cell>
          <table:table-cell office:value-type="float" office:value="2.9999999999999997E-8" table:style-name="ce52">
            <text:p>0.00000003</text:p>
          </table:table-cell>
          <table:table-cell office:value-type="float" office:value="3.841E-5" table:style-name="ce52">
            <text:p>0.00003841</text:p>
          </table:table-cell>
          <table:table-cell office:value-type="float" office:value="7.7000000000000004E-7" table:style-name="ce52">
            <text:p>0.00000077</text:p>
          </table:table-cell>
          <table:table-cell office:value-type="float" office:value="2.2799999999999999E-5" table:style-name="ce53">
            <text:p>0.00002280</text:p>
          </table:table-cell>
          <table:table-cell table:style-name="ce39"/>
          <table:table-cell table:style-name="ce40"/>
          <table:table-cell table:style-name="ce41"/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8"/>
          <table:table-cell office:value-type="string" table:style-name="ce5">
            <text:p>RL4</text:p>
          </table:table-cell>
          <table:table-cell office:value-type="float" office:value="2.1051520000000001E-2" table:style-name="ce48">
            <text:p>0.02105</text:p>
          </table:table-cell>
          <table:table-cell office:value-type="float" office:value="0" table:style-name="ce49">
            <text:p>0.00000</text:p>
          </table:table-cell>
          <table:table-cell office:value-type="float" office:value="2.354912E-2" table:style-name="ce50">
            <text:p>0.02355</text:p>
          </table:table-cell>
          <table:table-cell office:value-type="float" office:value="-3.6050270000000002E-2" table:style-name="ce51">
            <text:p>-0.03605</text:p>
          </table:table-cell>
          <table:table-cell office:value-type="float" office:value="3.2119999999999997E-5" table:style-name="ce52">
            <text:p>0.00003212</text:p>
          </table:table-cell>
          <table:table-cell office:value-type="float" office:value="0" table:style-name="ce52">
            <text:p>0.00000000</text:p>
          </table:table-cell>
          <table:table-cell office:value-type="float" office:value="0" table:style-name="ce52">
            <text:p>0.00000000</text:p>
          </table:table-cell>
          <table:table-cell office:value-type="float" office:value="1.8899999999999999E-5" table:style-name="ce52">
            <text:p>0.00001890</text:p>
          </table:table-cell>
          <table:table-cell office:value-type="float" office:value="0" table:style-name="ce52">
            <text:p>0.00000000</text:p>
          </table:table-cell>
          <table:table-cell office:value-type="float" office:value="1.449E-5" table:style-name="ce53">
            <text:p>0.00001449</text:p>
          </table:table-cell>
          <table:table-cell table:style-name="ce54"/>
          <table:table-cell table:style-name="ce55"/>
          <table:table-cell table:style-name="ce56"/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8"/>
          <table:table-cell office:value-type="string" table:style-name="ce5">
            <text:p>RL5</text:p>
          </table:table-cell>
          <table:table-cell office:value-type="float" office:value="0.14291127000000001" table:style-name="ce48">
            <text:p>0.14291</text:p>
          </table:table-cell>
          <table:table-cell office:value-type="float" office:value="-1.8296929999999999E-2" table:style-name="ce49">
            <text:p>-0.01830</text:p>
          </table:table-cell>
          <table:table-cell office:value-type="float" office:value="2.530226E-2" table:style-name="ce50">
            <text:p>0.02530</text:p>
          </table:table-cell>
          <table:table-cell office:value-type="float" office:value="1.171548E-2" table:style-name="ce51">
            <text:p>0.01172</text:p>
          </table:table-cell>
          <table:table-cell office:value-type="float" office:value="3.629E-5" table:style-name="ce52">
            <text:p>0.00003629</text:p>
          </table:table-cell>
          <table:table-cell office:value-type="float" office:value="3.1E-7" table:style-name="ce52">
            <text:p>0.00000031</text:p>
          </table:table-cell>
          <table:table-cell office:value-type="float" office:value="-3.6899999999999998E-6" table:style-name="ce52">
            <text:p>-0.00000369</text:p>
          </table:table-cell>
          <table:table-cell office:value-type="float" office:value="9.6620000000000007E-5" table:style-name="ce52">
            <text:p>0.00009662</text:p>
          </table:table-cell>
          <table:table-cell office:value-type="float" office:value="-1.6E-7" table:style-name="ce52">
            <text:p>-0.00000016</text:p>
          </table:table-cell>
          <table:table-cell office:value-type="float" office:value="8.7830000000000004E-5" table:style-name="ce53">
            <text:p>0.00008783</text:p>
          </table:table-cell>
          <table:table-cell table:number-columns-repeated="3" table:style-name="ce57"/>
          <table:table-cell table:number-columns-repeated="1009" table:style-name="ce2"/>
          <table:table-cell table:number-columns-repeated="15360"/>
        </table:table-row>
        <table:table-row table:style-name="ro1">
          <table:table-cell table:style-name="ce8"/>
          <table:table-cell office:value-type="string" table:style-name="ce6">
            <text:p>RL6</text:p>
          </table:table-cell>
          <table:table-cell office:value-type="float" office:value="9.7403980000000001E-2" table:style-name="ce32">
            <text:p>0.09740</text:p>
          </table:table-cell>
          <table:table-cell office:value-type="float" office:value="1.6714340000000001E-2" table:style-name="ce33">
            <text:p>0.01671</text:p>
          </table:table-cell>
          <table:table-cell office:value-type="float" office:value="-5.3221600000000003E-3" table:style-name="ce34">
            <text:p>-0.00532</text:p>
          </table:table-cell>
          <table:table-cell office:value-type="float" office:value="-3.092139E-2" table:style-name="ce35">
            <text:p>-0.03092</text:p>
          </table:table-cell>
          <table:table-cell office:value-type="float" office:value="5.1119999999999998E-5" table:style-name="ce37">
            <text:p>0.00005112</text:p>
          </table:table-cell>
          <table:table-cell office:value-type="float" office:value="2.6E-7" table:style-name="ce37">
            <text:p>0.00000026</text:p>
          </table:table-cell>
          <table:table-cell office:value-type="float" office:value="1.28E-6" table:style-name="ce37">
            <text:p>0.00000128</text:p>
          </table:table-cell>
          <table:table-cell office:value-type="float" office:value="7.2189999999999998E-5" table:style-name="ce37">
            <text:p>0.00007219</text:p>
          </table:table-cell>
          <table:table-cell office:value-type="float" office:value="-2.8899999999999999E-6" table:style-name="ce37">
            <text:p>-0.00000289</text:p>
          </table:table-cell>
          <table:table-cell office:value-type="float" office:value="9.9870000000000004E-5" table:style-name="ce38">
            <text:p>0.00009987</text:p>
          </table:table-cell>
          <table:table-cell table:number-columns-repeated="3" table:style-name="ce8"/>
          <table:table-cell table:number-columns-repeated="1009" table:style-name="ce2"/>
          <table:table-cell table:number-columns-repeated="15360"/>
        </table:table-row>
        <table:table-row table:style-name="ro2">
          <table:table-cell table:style-name="ce2"/>
          <table:table-cell table:style-name="ce3"/>
          <table:table-cell table:style-name="ce48"/>
          <table:table-cell table:style-name="ce49"/>
          <table:table-cell table:style-name="ce50"/>
          <table:table-cell table:style-name="ce51"/>
          <table:table-cell table:number-columns-repeated="5" table:style-name="ce52"/>
          <table:table-cell table:style-name="ce5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7"/>
          <table:table-cell office:value-type="string" table:style-name="ce4">
            <text:p>LL1</text:p>
          </table:table-cell>
          <table:table-cell office:value-type="float" office:value="2.8814949999999999E-2" table:style-name="ce42">
            <text:p>0.02881</text:p>
          </table:table-cell>
          <table:table-cell office:value-type="float" office:value="5.2183000000000004E-4" table:style-name="ce43">
            <text:p>0.00052</text:p>
          </table:table-cell>
          <table:table-cell office:value-type="float" office:value="0" table:style-name="ce44">
            <text:p>0.00000</text:p>
          </table:table-cell>
          <table:table-cell office:value-type="float" office:value="-1.6028569999999999E-2" table:style-name="ce45">
            <text:p>-0.01603</text:p>
          </table:table-cell>
          <table:table-cell office:value-type="float" office:value="7.2699999999999999E-6" table:style-name="ce46">
            <text:p>0.00000727</text:p>
          </table:table-cell>
          <table:table-cell office:value-type="float" office:value="0" table:style-name="ce46">
            <text:p>0.00000000</text:p>
          </table:table-cell>
          <table:table-cell office:value-type="float" office:value="-6.6000000000000003E-7" table:style-name="ce46">
            <text:p>-0.00000066</text:p>
          </table:table-cell>
          <table:table-cell office:value-type="float" office:value="1.0910000000000001E-5" table:style-name="ce46">
            <text:p>0.00001091</text:p>
          </table:table-cell>
          <table:table-cell office:value-type="float" office:value="0" table:style-name="ce46">
            <text:p>0.00000000</text:p>
          </table:table-cell>
          <table:table-cell office:value-type="float" office:value="7.25E-6" table:style-name="ce47">
            <text:p>0.00000725</text:p>
          </table:table-cell>
          <table:table-cell table:number-columns-repeated="4" table:style-name="ce7"/>
          <table:table-cell table:number-columns-repeated="1008" table:style-name="ce2"/>
          <table:table-cell table:number-columns-repeated="15360"/>
        </table:table-row>
        <table:table-row table:style-name="ro1">
          <table:table-cell table:style-name="ce7"/>
          <table:table-cell office:value-type="string" table:style-name="ce5">
            <text:p>LL2</text:p>
          </table:table-cell>
          <table:table-cell office:value-type="float" office:value="0.14242526999999999" table:style-name="ce48">
            <text:p>0.14243</text:p>
          </table:table-cell>
          <table:table-cell office:value-type="float" office:value="-2.0259599999999998E-3" table:style-name="ce49">
            <text:p>-0.00203</text:p>
          </table:table-cell>
          <table:table-cell office:value-type="float" office:value="1.1814E-4" table:style-name="ce50">
            <text:p>0.00012</text:p>
          </table:table-cell>
          <table:table-cell office:value-type="float" office:value="-1.157439E-2" table:style-name="ce51">
            <text:p>-0.01157</text:p>
          </table:table-cell>
          <table:table-cell office:value-type="float" office:value="3.5509999999999997E-5" table:style-name="ce52">
            <text:p>0.00003551</text:p>
          </table:table-cell>
          <table:table-cell office:value-type="float" office:value="-3.1E-7" table:style-name="ce52">
            <text:p>-0.00000031</text:p>
          </table:table-cell>
          <table:table-cell office:value-type="float" office:value="3.3400000000000002E-6" table:style-name="ce52">
            <text:p>0.00000334</text:p>
          </table:table-cell>
          <table:table-cell office:value-type="float" office:value="9.5719999999999998E-5" table:style-name="ce52">
            <text:p>0.00009572</text:p>
          </table:table-cell>
          <table:table-cell office:value-type="float" office:value="-1.6E-7" table:style-name="ce52">
            <text:p>-0.00000016</text:p>
          </table:table-cell>
          <table:table-cell office:value-type="float" office:value="8.7479999999999996E-5" table:style-name="ce53">
            <text:p>0.00008748</text:p>
          </table:table-cell>
          <table:table-cell table:number-columns-repeated="3" table:style-name="ce58"/>
          <table:table-cell table:style-name="ce7"/>
          <table:table-cell table:number-columns-repeated="1008" table:style-name="ce2"/>
          <table:table-cell table:number-columns-repeated="15360"/>
        </table:table-row>
        <table:table-row table:style-name="ro1">
          <table:table-cell table:style-name="ce7"/>
          <table:table-cell office:value-type="string" table:style-name="ce5">
            <text:p>LL3</text:p>
          </table:table-cell>
          <table:table-cell office:value-type="float" office:value="8.0813430000000006E-2" table:style-name="ce48">
            <text:p>0.08081</text:p>
          </table:table-cell>
          <table:table-cell office:value-type="float" office:value="8.8360000000000001E-5" table:style-name="ce49">
            <text:p>0.00009</text:p>
          </table:table-cell>
          <table:table-cell office:value-type="float" office:value="-2.4806000000000002E-2" table:style-name="ce50">
            <text:p>-0.02481</text:p>
          </table:table-cell>
          <table:table-cell office:value-type="float" office:value="-5.4001489999999999E-2" table:style-name="ce51">
            <text:p>-0.05400</text:p>
          </table:table-cell>
          <table:table-cell office:value-type="float" office:value="5.5859999999999997E-5" table:style-name="ce52">
            <text:p>0.00005586</text:p>
          </table:table-cell>
          <table:table-cell office:value-type="float" office:value="-2E-8" table:style-name="ce52">
            <text:p>-0.00000002</text:p>
          </table:table-cell>
          <table:table-cell office:value-type="float" office:value="2.9999999999999997E-8" table:style-name="ce52">
            <text:p>0.00000003</text:p>
          </table:table-cell>
          <table:table-cell office:value-type="float" office:value="3.841E-5" table:style-name="ce52">
            <text:p>0.00003841</text:p>
          </table:table-cell>
          <table:table-cell office:value-type="float" office:value="-7.7000000000000004E-7" table:style-name="ce52">
            <text:p>-0.00000077</text:p>
          </table:table-cell>
          <table:table-cell office:value-type="float" office:value="2.2799999999999999E-5" table:style-name="ce53">
            <text:p>0.00002280</text:p>
          </table:table-cell>
          <table:table-cell table:number-columns-repeated="2" table:style-name="ce59"/>
          <table:table-cell table:style-name="ce58"/>
          <table:table-cell table:style-name="ce7"/>
          <table:table-cell table:number-columns-repeated="1008" table:style-name="ce2"/>
          <table:table-cell table:number-columns-repeated="15360"/>
        </table:table-row>
        <table:table-row table:style-name="ro1">
          <table:table-cell table:style-name="ce7"/>
          <table:table-cell office:value-type="string" table:style-name="ce5">
            <text:p>LL4</text:p>
          </table:table-cell>
          <table:table-cell office:value-type="float" office:value="2.1051520000000001E-2" table:style-name="ce48">
            <text:p>0.02105</text:p>
          </table:table-cell>
          <table:table-cell office:value-type="float" office:value="0" table:style-name="ce49">
            <text:p>0.00000</text:p>
          </table:table-cell>
          <table:table-cell office:value-type="float" office:value="-2.354912E-2" table:style-name="ce50">
            <text:p>-0.02355</text:p>
          </table:table-cell>
          <table:table-cell office:value-type="float" office:value="-3.6050270000000002E-2" table:style-name="ce51">
            <text:p>-0.03605</text:p>
          </table:table-cell>
          <table:table-cell office:value-type="float" office:value="3.2119999999999997E-5" table:style-name="ce52">
            <text:p>0.00003212</text:p>
          </table:table-cell>
          <table:table-cell office:value-type="float" office:value="0" table:style-name="ce52">
            <text:p>0.00000000</text:p>
          </table:table-cell>
          <table:table-cell office:value-type="float" office:value="0" table:style-name="ce52">
            <text:p>0.00000000</text:p>
          </table:table-cell>
          <table:table-cell office:value-type="float" office:value="1.8899999999999999E-5" table:style-name="ce52">
            <text:p>0.00001890</text:p>
          </table:table-cell>
          <table:table-cell office:value-type="float" office:value="0" table:style-name="ce52">
            <text:p>0.00000000</text:p>
          </table:table-cell>
          <table:table-cell office:value-type="float" office:value="1.449E-5" table:style-name="ce53">
            <text:p>0.00001449</text:p>
          </table:table-cell>
          <table:table-cell table:number-columns-repeated="3" table:style-name="ce59"/>
          <table:table-cell table:style-name="ce7"/>
          <table:table-cell table:number-columns-repeated="1008" table:style-name="ce2"/>
          <table:table-cell table:number-columns-repeated="15360"/>
        </table:table-row>
        <table:table-row table:style-name="ro1">
          <table:table-cell table:style-name="ce7"/>
          <table:table-cell office:value-type="string" table:style-name="ce5">
            <text:p>LL5</text:p>
          </table:table-cell>
          <table:table-cell office:value-type="float" office:value="0.14291127000000001" table:style-name="ce48">
            <text:p>0.14291</text:p>
          </table:table-cell>
          <table:table-cell office:value-type="float" office:value="-1.8296929999999999E-2" table:style-name="ce49">
            <text:p>-0.01830</text:p>
          </table:table-cell>
          <table:table-cell office:value-type="float" office:value="-2.530226E-2" table:style-name="ce50">
            <text:p>-0.02530</text:p>
          </table:table-cell>
          <table:table-cell office:value-type="float" office:value="1.171548E-2" table:style-name="ce51">
            <text:p>0.01172</text:p>
          </table:table-cell>
          <table:table-cell office:value-type="float" office:value="3.629E-5" table:style-name="ce52">
            <text:p>0.00003629</text:p>
          </table:table-cell>
          <table:table-cell office:value-type="float" office:value="-3.1E-7" table:style-name="ce52">
            <text:p>-0.00000031</text:p>
          </table:table-cell>
          <table:table-cell office:value-type="float" office:value="-3.6899999999999998E-6" table:style-name="ce52">
            <text:p>-0.00000369</text:p>
          </table:table-cell>
          <table:table-cell office:value-type="float" office:value="9.6620000000000007E-5" table:style-name="ce52">
            <text:p>0.00009662</text:p>
          </table:table-cell>
          <table:table-cell office:value-type="float" office:value="1.6E-7" table:style-name="ce52">
            <text:p>0.00000016</text:p>
          </table:table-cell>
          <table:table-cell office:value-type="float" office:value="8.7830000000000004E-5" table:style-name="ce53">
            <text:p>0.00008783</text:p>
          </table:table-cell>
          <table:table-cell table:number-columns-repeated="3" table:style-name="ce59"/>
          <table:table-cell table:style-name="ce7"/>
          <table:table-cell table:number-columns-repeated="16368"/>
        </table:table-row>
        <table:table-row table:style-name="ro1">
          <table:table-cell table:style-name="ce7"/>
          <table:table-cell office:value-type="string" table:style-name="ce6">
            <text:p>LL6</text:p>
          </table:table-cell>
          <table:table-cell office:value-type="float" office:value="9.7403980000000001E-2" table:style-name="ce32">
            <text:p>0.09740</text:p>
          </table:table-cell>
          <table:table-cell office:value-type="float" office:value="1.6714340000000001E-2" table:style-name="ce33">
            <text:p>0.01671</text:p>
          </table:table-cell>
          <table:table-cell office:value-type="float" office:value="5.3221600000000003E-3" table:style-name="ce34">
            <text:p>0.00532</text:p>
          </table:table-cell>
          <table:table-cell office:value-type="float" office:value="-3.092139E-2" table:style-name="ce35">
            <text:p>-0.03092</text:p>
          </table:table-cell>
          <table:table-cell office:value-type="float" office:value="5.1119999999999998E-5" table:style-name="ce37">
            <text:p>0.00005112</text:p>
          </table:table-cell>
          <table:table-cell office:value-type="float" office:value="-2.6E-7" table:style-name="ce37">
            <text:p>-0.00000026</text:p>
          </table:table-cell>
          <table:table-cell office:value-type="float" office:value="1.28E-6" table:style-name="ce37">
            <text:p>0.00000128</text:p>
          </table:table-cell>
          <table:table-cell office:value-type="float" office:value="7.2189999999999998E-5" table:style-name="ce37">
            <text:p>0.00007219</text:p>
          </table:table-cell>
          <table:table-cell office:value-type="float" office:value="2.8899999999999999E-6" table:style-name="ce37">
            <text:p>0.00000289</text:p>
          </table:table-cell>
          <table:table-cell office:value-type="float" office:value="9.9870000000000004E-5" table:style-name="ce38">
            <text:p>0.00009987</text:p>
          </table:table-cell>
          <table:table-cell table:number-columns-repeated="3" table:style-name="ce59"/>
          <table:table-cell table:style-name="ce7"/>
          <table:table-cell table:number-columns-repeated="16368"/>
        </table:table-row>
        <table:table-row table:style-name="ro1">
          <table:table-cell table:number-columns-repeated="2" table:style-name="ce7"/>
          <table:table-cell table:number-columns-repeated="4" table:style-name="ce59"/>
          <table:table-cell table:number-columns-repeated="6" table:style-name="ce60"/>
          <table:table-cell table:number-columns-repeated="3" table:style-name="ce59"/>
          <table:table-cell table:style-name="ce7"/>
          <table:table-cell table:number-columns-repeated="16368"/>
        </table:table-row>
        <table:table-row table:style-name="ro1">
          <table:table-cell table:style-name="ce7"/>
          <table:table-cell office:value-type="string" table:style-name="ce7">
            <text:p>RA1</text:p>
          </table:table-cell>
          <table:table-cell office:value-type="float" office:value="7.5698440000000006E-2" table:style-name="ce50">
            <text:p>0.07570</text:p>
          </table:table-cell>
          <table:table-cell office:value-type="float" office:value="2.2227999999999999E-4" table:style-name="ce50">
            <text:p>0.00022</text:p>
          </table:table-cell>
          <table:table-cell office:value-type="float" office:value="-2.414154E-2" table:style-name="ce50">
            <text:p>-0.02414</text:p>
          </table:table-cell>
          <table:table-cell office:value-type="float" office:value="0" table:style-name="ce50">
            <text:p>0.00000</text:p>
          </table:table-cell>
          <table:table-cell office:value-type="float" office:value="1.677E-5" table:style-name="ce52">
            <text:p>0.00001677</text:p>
          </table:table-cell>
          <table:table-cell office:value-type="float" office:value="1.9000000000000001E-7" table:style-name="ce52">
            <text:p>0.00000019</text:p>
          </table:table-cell>
          <table:table-cell office:value-type="float" office:value="0" table:style-name="ce52">
            <text:p>0.00000000</text:p>
          </table:table-cell>
          <table:table-cell office:value-type="float" office:value="1.483E-5" table:style-name="ce52">
            <text:p>0.00001483</text:p>
          </table:table-cell>
          <table:table-cell office:value-type="float" office:value="0" table:style-name="ce52">
            <text:p>0.00000000</text:p>
          </table:table-cell>
          <table:table-cell office:value-type="float" office:value="2.5959999999999999E-5" table:style-name="ce52">
            <text:p>0.00002596</text:p>
          </table:table-cell>
          <table:table-cell table:number-columns-repeated="4" table:style-name="ce7"/>
          <table:table-cell table:number-columns-repeated="16368"/>
        </table:table-row>
        <table:table-row table:style-name="ro1">
          <table:table-cell table:style-name="ce2"/>
          <table:table-cell office:value-type="string" table:style-name="ce8">
            <text:p>RA2</text:p>
          </table:table-cell>
          <table:table-cell office:value-type="float" office:value="0.77158459999999995" table:style-name="ce50">
            <text:p>0.77158</text:p>
          </table:table-cell>
          <table:table-cell office:value-type="float" office:value="-2.5159250000000001E-2" table:style-name="ce50">
            <text:p>-0.02516</text:p>
          </table:table-cell>
          <table:table-cell office:value-type="float" office:value="-4.0616599999999999E-3" table:style-name="ce50">
            <text:p>-0.00406</text:p>
          </table:table-cell>
          <table:table-cell office:value-type="float" office:value="-7.0000000000000005E-8" table:style-name="ce50">
            <text:p>0.00000</text:p>
          </table:table-cell>
          <table:table-cell office:value-type="float" office:value="2.972E-5" table:style-name="ce52">
            <text:p>0.00002972</text:p>
          </table:table-cell>
          <table:table-cell office:value-type="float" office:value="-1E-8" table:style-name="ce52">
            <text:p>-0.00000001</text:p>
          </table:table-cell>
          <table:table-cell office:value-type="float" office:value="-7.0000000000000005E-8" table:style-name="ce52">
            <text:p>-0.00000007</text:p>
          </table:table-cell>
          <table:table-cell office:value-type="float" office:value="3.1199999999999999E-5" table:style-name="ce52">
            <text:p>0.00003120</text:p>
          </table:table-cell>
          <table:table-cell office:value-type="float" office:value="-1.73E-6" table:style-name="ce52">
            <text:p>-0.00000173</text:p>
          </table:table-cell>
          <table:table-cell office:value-type="float" office:value="1.9760000000000001E-5" table:style-name="ce52">
            <text:p>0.00001976</text:p>
          </table:table-cell>
          <table:table-cell table:number-columns-repeated="4" table:style-name="ce8"/>
          <table:table-cell table:number-columns-repeated="16368"/>
        </table:table-row>
        <table:table-row table:style-name="ro1">
          <table:table-cell table:style-name="ce2"/>
          <table:table-cell office:value-type="string" table:style-name="ce8">
            <text:p>RA3</text:p>
          </table:table-cell>
          <table:table-cell office:value-type="float" office:value="2.3411169999999999E-2" table:style-name="ce50">
            <text:p>0.02341</text:p>
          </table:table-cell>
          <table:table-cell office:value-type="float" office:value="4.8293800000000003E-3" table:style-name="ce50">
            <text:p>0.00483</text:p>
          </table:table-cell>
          <table:table-cell office:value-type="float" office:value="1.0111999999999999E-4" table:style-name="ce50">
            <text:p>0.00010</text:p>
          </table:table-cell>
          <table:table-cell office:value-type="float" office:value="1.8899999999999999E-6" table:style-name="ce50">
            <text:p>0.00000</text:p>
          </table:table-cell>
          <table:table-cell office:value-type="float" office:value="1.738E-5" table:style-name="ce52">
            <text:p>0.00001738</text:p>
          </table:table-cell>
          <table:table-cell office:value-type="float" office:value="-2E-8" table:style-name="ce52">
            <text:p>-0.00000002</text:p>
          </table:table-cell>
          <table:table-cell office:value-type="float" office:value="1.8899999999999999E-6" table:style-name="ce52">
            <text:p>0.00000189</text:p>
          </table:table-cell>
          <table:table-cell office:value-type="float" office:value="7.2400000000000001E-6" table:style-name="ce52">
            <text:p>0.00000724</text:p>
          </table:table-cell>
          <table:table-cell office:value-type="float" office:value="4.0000000000000001E-8" table:style-name="ce52">
            <text:p>0.00000004</text:p>
          </table:table-cell>
          <table:table-cell office:value-type="float" office:value="1.4569999999999999E-5" table:style-name="ce52">
            <text:p>0.00001457</text:p>
          </table:table-cell>
          <table:table-cell table:number-columns-repeated="4" table:style-name="ce8"/>
          <table:table-cell table:number-columns-repeated="16368"/>
        </table:table-row>
        <table:table-row table:style-name="ro1">
          <table:table-cell table:style-name="ce2"/>
          <table:table-cell office:value-type="string" table:style-name="ce8">
            <text:p>RA4</text:p>
          </table:table-cell>
          <table:table-cell office:value-type="float" office:value="0.17451802999999999" table:style-name="ce50">
            <text:p>0.17452</text:p>
          </table:table-cell>
          <table:table-cell office:value-type="float" office:value="-5.7093500000000002E-3" table:style-name="ce50">
            <text:p>-0.00571</text:p>
          </table:table-cell>
          <table:table-cell office:value-type="float" office:value="-2.1842980000000001E-2" table:style-name="ce50">
            <text:p>-0.02184</text:p>
          </table:table-cell>
          <table:table-cell office:value-type="float" office:value="-1.5719999999999999E-5" table:style-name="ce50">
            <text:p>-0.00002</text:p>
          </table:table-cell>
          <table:table-cell office:value-type="float" office:value="1.4245999999999999E-4" table:style-name="ce52">
            <text:p>0.00014246</text:p>
          </table:table-cell>
          <table:table-cell office:value-type="float" office:value="2.79E-6" table:style-name="ce52">
            <text:p>0.00000279</text:p>
          </table:table-cell>
          <table:table-cell office:value-type="float" office:value="-1.5719999999999999E-5" table:style-name="ce52">
            <text:p>-0.00001572</text:p>
          </table:table-cell>
          <table:table-cell office:value-type="float" office:value="1.3373000000000001E-4" table:style-name="ce52">
            <text:p>0.00013373</text:p>
          </table:table-cell>
          <table:table-cell office:value-type="float" office:value="1.984E-5" table:style-name="ce52">
            <text:p>0.00001984</text:p>
          </table:table-cell>
          <table:table-cell office:value-type="float" office:value="6.1080000000000005E-5" table:style-name="ce52">
            <text:p>0.00006108</text:p>
          </table:table-cell>
          <table:table-cell table:number-columns-repeated="4" table:style-name="ce8"/>
          <table:table-cell table:number-columns-repeated="16368"/>
        </table:table-row>
        <table:table-row table:style-name="ro1">
          <table:table-cell table:style-name="ce2"/>
          <table:table-cell office:value-type="string" table:style-name="ce8">
            <text:p>RA5</text:p>
          </table:table-cell>
          <table:table-cell office:value-type="float" office:value="3.1209199999999999E-2" table:style-name="ce50">
            <text:p>0.03121</text:p>
          </table:table-cell>
          <table:table-cell office:value-type="float" office:value="-2.5113989999999999E-2" table:style-name="ce50">
            <text:p>-0.02511</text:p>
          </table:table-cell>
          <table:table-cell office:value-type="float" office:value="-1.3525560000000001E-2" table:style-name="ce50">
            <text:p>-0.01353</text:p>
          </table:table-cell>
          <table:table-cell office:value-type="float" office:value="-4.9999999999999998E-8" table:style-name="ce50">
            <text:p>0.00000</text:p>
          </table:table-cell>
          <table:table-cell office:value-type="float" office:value="2.139E-5" table:style-name="ce52">
            <text:p>0.00002139</text:p>
          </table:table-cell>
          <table:table-cell office:value-type="float" office:value="-2.9999999999999997E-8" table:style-name="ce52">
            <text:p>-0.00000003</text:p>
          </table:table-cell>
          <table:table-cell office:value-type="float" office:value="-4.9999999999999998E-8" table:style-name="ce52">
            <text:p>-0.00000005</text:p>
          </table:table-cell>
          <table:table-cell office:value-type="float" office:value="3.065E-5" table:style-name="ce52">
            <text:p>0.00003065</text:p>
          </table:table-cell>
          <table:table-cell office:value-type="float" office:value="-2.0600000000000002E-6" table:style-name="ce52">
            <text:p>-0.00000206</text:p>
          </table:table-cell>
          <table:table-cell office:value-type="float" office:value="1.499E-5" table:style-name="ce52">
            <text:p>0.00001499</text:p>
          </table:table-cell>
          <table:table-cell table:number-columns-repeated="4" table:style-name="ce8"/>
          <table:table-cell table:number-columns-repeated="16368"/>
        </table:table-row>
        <table:table-row table:style-name="ro1">
          <table:table-cell table:style-name="ce2"/>
          <table:table-cell table:style-name="ce8"/>
          <table:table-cell table:number-columns-repeated="4" table:style-name="ce50"/>
          <table:table-cell table:number-columns-repeated="6" table:style-name="ce52"/>
          <table:table-cell table:number-columns-repeated="4" table:style-name="ce8"/>
          <table:table-cell table:number-columns-repeated="16368"/>
        </table:table-row>
        <table:table-row table:style-name="ro1">
          <table:table-cell table:style-name="ce2"/>
          <table:table-cell office:value-type="string" table:style-name="ce8">
            <text:p>LA1</text:p>
          </table:table-cell>
          <table:table-cell office:value-type="float" office:value="7.5698440000000006E-2" table:style-name="ce50">
            <text:p>0.07570</text:p>
          </table:table-cell>
          <table:table-cell office:value-type="float" office:value="2.2227999999999999E-4" table:style-name="ce50">
            <text:p>0.00022</text:p>
          </table:table-cell>
          <table:table-cell office:value-type="float" office:value="2.414154E-2" table:style-name="ce50">
            <text:p>0.02414</text:p>
          </table:table-cell>
          <table:table-cell office:value-type="float" office:value="0" table:style-name="ce50">
            <text:p>0.00000</text:p>
          </table:table-cell>
          <table:table-cell office:value-type="float" office:value="1.677E-5" table:style-name="ce52">
            <text:p>0.00001677</text:p>
          </table:table-cell>
          <table:table-cell office:value-type="float" office:value="-1.9000000000000001E-7" table:style-name="ce52">
            <text:p>-0.00000019</text:p>
          </table:table-cell>
          <table:table-cell office:value-type="float" office:value="0" table:style-name="ce52">
            <text:p>0.00000000</text:p>
          </table:table-cell>
          <table:table-cell office:value-type="float" office:value="1.483E-5" table:style-name="ce52">
            <text:p>0.00001483</text:p>
          </table:table-cell>
          <table:table-cell office:value-type="float" office:value="0" table:style-name="ce52">
            <text:p>0.00000000</text:p>
          </table:table-cell>
          <table:table-cell office:value-type="float" office:value="2.5959999999999999E-5" table:style-name="ce52">
            <text:p>0.00002596</text:p>
          </table:table-cell>
          <table:table-cell table:number-columns-repeated="4" table:style-name="ce8"/>
          <table:table-cell table:number-columns-repeated="16368"/>
        </table:table-row>
        <table:table-row table:style-name="ro1">
          <table:table-cell table:style-name="ce2"/>
          <table:table-cell office:value-type="string" table:style-name="ce2">
            <text:p>LA2</text:p>
          </table:table-cell>
          <table:table-cell office:value-type="float" office:value="0.77158459999999995" table:style-name="ce50">
            <text:p>0.77158</text:p>
          </table:table-cell>
          <table:table-cell office:value-type="float" office:value="-2.5159250000000001E-2" table:style-name="ce50">
            <text:p>-0.02516</text:p>
          </table:table-cell>
          <table:table-cell office:value-type="float" office:value="4.0616599999999999E-3" table:style-name="ce50">
            <text:p>0.00406</text:p>
          </table:table-cell>
          <table:table-cell office:value-type="float" office:value="-7.0000000000000005E-8" table:style-name="ce50">
            <text:p>0.00000</text:p>
          </table:table-cell>
          <table:table-cell office:value-type="float" office:value="2.972E-5" table:style-name="ce52">
            <text:p>0.00002972</text:p>
          </table:table-cell>
          <table:table-cell office:value-type="float" office:value="1E-8" table:style-name="ce52">
            <text:p>0.00000001</text:p>
          </table:table-cell>
          <table:table-cell office:value-type="float" office:value="-7.0000000000000005E-8" table:style-name="ce52">
            <text:p>-0.00000007</text:p>
          </table:table-cell>
          <table:table-cell office:value-type="float" office:value="3.1199999999999999E-5" table:style-name="ce52">
            <text:p>0.00003120</text:p>
          </table:table-cell>
          <table:table-cell office:value-type="float" office:value="1.73E-6" table:style-name="ce52">
            <text:p>0.00000173</text:p>
          </table:table-cell>
          <table:table-cell office:value-type="float" office:value="1.9760000000000001E-5" table:style-name="ce52">
            <text:p>0.00001976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LA3</text:p>
          </table:table-cell>
          <table:table-cell office:value-type="float" office:value="2.3411169999999999E-2" table:style-name="ce50">
            <text:p>0.02341</text:p>
          </table:table-cell>
          <table:table-cell office:value-type="float" office:value="4.8293800000000003E-3" table:style-name="ce50">
            <text:p>0.00483</text:p>
          </table:table-cell>
          <table:table-cell office:value-type="float" office:value="-1.0111999999999999E-4" table:style-name="ce50">
            <text:p>-0.00010</text:p>
          </table:table-cell>
          <table:table-cell office:value-type="float" office:value="1.8899999999999999E-6" table:style-name="ce50">
            <text:p>0.00000</text:p>
          </table:table-cell>
          <table:table-cell office:value-type="float" office:value="1.738E-5" table:style-name="ce52">
            <text:p>0.00001738</text:p>
          </table:table-cell>
          <table:table-cell office:value-type="float" office:value="2E-8" table:style-name="ce52">
            <text:p>0.00000002</text:p>
          </table:table-cell>
          <table:table-cell office:value-type="float" office:value="1.8899999999999999E-6" table:style-name="ce52">
            <text:p>0.00000189</text:p>
          </table:table-cell>
          <table:table-cell office:value-type="float" office:value="7.2400000000000001E-6" table:style-name="ce52">
            <text:p>0.00000724</text:p>
          </table:table-cell>
          <table:table-cell office:value-type="float" office:value="-4.0000000000000001E-8" table:style-name="ce52">
            <text:p>-0.00000004</text:p>
          </table:table-cell>
          <table:table-cell office:value-type="float" office:value="1.4569999999999999E-5" table:style-name="ce52">
            <text:p>0.0000145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LA4</text:p>
          </table:table-cell>
          <table:table-cell office:value-type="float" office:value="0.17451802999999999" table:style-name="ce50">
            <text:p>0.17452</text:p>
          </table:table-cell>
          <table:table-cell office:value-type="float" office:value="-5.7093500000000002E-3" table:style-name="ce50">
            <text:p>-0.00571</text:p>
          </table:table-cell>
          <table:table-cell office:value-type="float" office:value="2.1842980000000001E-2" table:style-name="ce50">
            <text:p>0.02184</text:p>
          </table:table-cell>
          <table:table-cell office:value-type="float" office:value="-1.5719999999999999E-5" table:style-name="ce50">
            <text:p>-0.00002</text:p>
          </table:table-cell>
          <table:table-cell office:value-type="float" office:value="1.4245999999999999E-4" table:style-name="ce52">
            <text:p>0.00014246</text:p>
          </table:table-cell>
          <table:table-cell office:value-type="float" office:value="-2.79E-6" table:style-name="ce52">
            <text:p>-0.00000279</text:p>
          </table:table-cell>
          <table:table-cell office:value-type="float" office:value="-1.5719999999999999E-5" table:style-name="ce52">
            <text:p>-0.00001572</text:p>
          </table:table-cell>
          <table:table-cell office:value-type="float" office:value="1.3373000000000001E-4" table:style-name="ce52">
            <text:p>0.00013373</text:p>
          </table:table-cell>
          <table:table-cell office:value-type="float" office:value="-1.984E-5" table:style-name="ce52">
            <text:p>-0.00001984</text:p>
          </table:table-cell>
          <table:table-cell office:value-type="float" office:value="6.1080000000000005E-5" table:style-name="ce52">
            <text:p>0.00006108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LA5</text:p>
          </table:table-cell>
          <table:table-cell office:value-type="float" office:value="3.1209199999999999E-2" table:style-name="ce50">
            <text:p>0.03121</text:p>
          </table:table-cell>
          <table:table-cell office:value-type="float" office:value="-2.5113989999999999E-2" table:style-name="ce50">
            <text:p>-0.02511</text:p>
          </table:table-cell>
          <table:table-cell office:value-type="float" office:value="1.3525560000000001E-2" table:style-name="ce50">
            <text:p>0.01353</text:p>
          </table:table-cell>
          <table:table-cell office:value-type="float" office:value="-4.9999999999999998E-8" table:style-name="ce50">
            <text:p>0.00000</text:p>
          </table:table-cell>
          <table:table-cell office:value-type="float" office:value="2.139E-5" table:style-name="ce52">
            <text:p>0.00002139</text:p>
          </table:table-cell>
          <table:table-cell office:value-type="float" office:value="2.9999999999999997E-8" table:style-name="ce52">
            <text:p>0.00000003</text:p>
          </table:table-cell>
          <table:table-cell office:value-type="float" office:value="-4.9999999999999998E-8" table:style-name="ce52">
            <text:p>-0.00000005</text:p>
          </table:table-cell>
          <table:table-cell office:value-type="float" office:value="3.065E-5" table:style-name="ce52">
            <text:p>0.00003065</text:p>
          </table:table-cell>
          <table:table-cell office:value-type="float" office:value="2.0600000000000002E-6" table:style-name="ce52">
            <text:p>0.00000206</text:p>
          </table:table-cell>
          <table:table-cell office:value-type="float" office:value="1.499E-5" table:style-name="ce52">
            <text:p>0.00001499</text:p>
          </table:table-cell>
          <table:table-cell table:number-columns-repeated="1012" table:style-name="ce2"/>
          <table:table-cell table:number-columns-repeated="15360"/>
        </table:table-row>
        <table:table-row table:style-name="ro3">
          <table:table-cell table:number-columns-repeated="16384" table:style-name="ce2"/>
        </table:table-row>
        <table:table-row table:style-name="ro3">
          <table:table-cell table:number-columns-repeated="1024" table:style-name="ce2"/>
          <table:table-cell table:number-columns-repeated="15360"/>
        </table:table-row>
        <table:table-row table:number-rows-repeated="104854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맑은 고딕" svg:font-family="&quot;맑은 고딕&quot;"/>
    <style:font-face style:name="맑은 고딕1" svg:font-family="&quot;맑은 고딕1&quot;"/>
    <style:font-face style:name="돋움" svg:font-family="돋움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48">
      <number:number number:decimal-places="5" number:min-decimal-places="5" number:min-integer-digits="1"/>
    </number:number-style>
    <number:number-style style:name="N49">
      <number:number number:decimal-places="8" number:min-decimal-places="8" number:min-integer-digits="1"/>
    </number:number-style>
    <number:number-style style:name="N50">
      <number:number number:decimal-places="5" number:min-decimal-places="5" number:min-integer-digits="1" number:grouping="true"/>
      <number:text> </number:text>
    </number:number-style>
    <number:number-style style:name="N51">
      <number:number number:decimal-places="8" number:min-decimal-places="8" number:min-integer-digits="1" number:grouping="true"/>
      <number:text> </number:text>
    </number:number-style>
    <number:currency-style style:name="N52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2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2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52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전승민</dc:creator>
    <meta:creation-date>2017-02-02T15:36:10Z</meta:creation-date>
    <dc:date>2025-11-18T09:18:26Z</dc:date>
    <meta:editing-cycles>6</meta:editing-cycles>
    <meta:editing-duration>PT11470S</meta:editing-duration>
  </office:meta>
</office:document-meta>
</file>